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>
        <style:tab-stops>
          <style:tab-stop style:type="left" style:position="0.6013in"/>
        </style:tab-stops>
      </style:paragraph-properties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2.0673in" style:use-optimal-column-width="false"/>
    </style:style>
    <style:style style:name="TableColumn28" style:family="table-column">
      <style:table-column-properties style:column-width="1.2798in" style:use-optimal-column-width="false"/>
    </style:style>
    <style:style style:name="TableColumn29" style:family="table-column">
      <style:table-column-properties style:column-width="0.6888in" style:use-optimal-column-width="false"/>
    </style:style>
    <style:style style:name="TableColumn30" style:family="table-column">
      <style:table-column-properties style:column-width="3.052in" style:use-optimal-column-width="false"/>
    </style:style>
    <style:style style:name="Table26" style:family="table">
      <style:table-properties style:width="7.0881in" fo:margin-left="-1.0479in" style:writing-mode="rl-tb" table:align="cente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55" style:parent-style-name="ללאמרווח" style:family="paragraph">
      <style:paragraph-properties fo:text-align="justify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5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64" style:parent-style-name="ללאמרווח" style:family="paragraph">
      <style:paragraph-properties>
        <style:tab-stops>
          <style:tab-stop style:type="left" style:position="2.0062in"/>
        </style:tab-stops>
      </style:paragraph-properties>
      <style:text-properties style:font-name-complex="David" fo:color="#FF0000" fo:font-size="14pt" style:font-size-asian="14pt" style:font-size-complex="14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7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7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7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8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="0.0138in solid #F9B074" fo:background-color="#FBCAA2" fo:padding-top="0in" fo:padding-left="0.075in" fo:padding-bottom="0in" fo:padding-right="0.075in"/>
    </style:style>
    <style:style style:name="P8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3" style:family="table-cell">
      <style:table-cell-properties fo:border="0.0138in solid #F9B074" fo:background-color="#FBCAA2" fo:padding-top="0in" fo:padding-left="0.075in" fo:padding-bottom="0in" fo:padding-right="0.075in"/>
    </style:style>
    <style:style style:name="P84" style:parent-style-name="ללאמרווח" style:family="paragraph">
      <style:paragraph-properties fo:text-align="justify"/>
    </style:style>
    <style:style style:name="T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8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8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8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138in solid #F9B074" fo:background-color="#FDE4D0" fo:padding-top="0in" fo:padding-left="0.075in" fo:padding-bottom="0in" fo:padding-right="0.075in"/>
    </style:style>
    <style:style style:name="P92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93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94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95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6" style:family="table-cell">
      <style:table-cell-properties fo:border="0.0138in solid #F9B074" fo:background-color="#FDE4D0" fo:padding-top="0in" fo:padding-left="0.075in" fo:padding-bottom="0in" fo:padding-right="0.075in"/>
    </style:style>
    <style:style style:name="P9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8" style:family="table-cell">
      <style:table-cell-properties fo:border="0.0138in solid #F9B074" fo:background-color="#FDE4D0" fo:padding-top="0in" fo:padding-left="0.075in" fo:padding-bottom="0in" fo:padding-right="0.075in"/>
    </style:style>
    <style:style style:name="P9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0" style:family="table-cell">
      <style:table-cell-properties fo:border="0.0138in solid #F9B074" fo:background-color="#FDE4D0" fo:padding-top="0in" fo:padding-left="0.075in" fo:padding-bottom="0in" fo:padding-right="0.075in"/>
    </style:style>
    <style:style style:name="T10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13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1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="0.0138in solid #F9B074" fo:background-color="#FBCAA2" fo:padding-top="0in" fo:padding-left="0.075in" fo:padding-bottom="0in" fo:padding-right="0.075in"/>
    </style:style>
    <style:style style:name="T12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2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35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3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5" style:parent-style-name="ללאמרווח" style:family="paragraph">
      <style:paragraph-properties fo:text-align="justify"/>
    </style:style>
    <style:style style:name="T14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4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8" style:family="table-row">
      <style:table-row-properties style:min-row-height="0.259in" style:use-optimal-row-height="false"/>
    </style:style>
    <style:style style:name="TableCell15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76" style:family="table-row">
      <style:table-row-properties style:min-row-height="0.0631in" style:use-optimal-row-height="false"/>
    </style:style>
    <style:style style:name="TableCell17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8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8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9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9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9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93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9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9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9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200" style:family="table-cell">
      <style:table-cell-properties fo:border="0.0138in solid #F9B074" fo:background-color="#FDE4D0" fo:padding-top="0in" fo:padding-left="0.075in" fo:padding-bottom="0in" fo:padding-right="0.075in"/>
    </style:style>
    <style:style style:name="P20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202" style:family="table-cell">
      <style:table-cell-properties fo:border="0.0138in solid #F9B074" fo:background-color="#FDE4D0" fo:padding-top="0in" fo:padding-left="0.075in" fo:padding-bottom="0in" fo:padding-right="0.075in"/>
    </style:style>
    <style:style style:name="P20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20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20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20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20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20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21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פרינט אלקטרוניס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>
            <text:p text:style-name="P35">אליהו איתן<text:s/></text:p>
          </table:table-cell>
          <table:table-cell table:style-name="TableCell36" table:number-columns-spanned="2">
            <text:p text:style-name="P37">מס' 3 בית גירון ביתן 317 אז"ת (מערב) ראשון לציון.</text:p>
          </table:table-cell>
          <table:covered-table-cell/>
        </table:table-row>
        <table:table-row table:style-name="TableRow38">
          <table:table-cell table:style-name="TableCell39">
            <text:p text:style-name="P40">ייעוד העסק:</text:p>
          </table:table-cell>
          <table:table-cell table:style-name="TableCell41">
            <text:p text:style-name="P42">ייצור</text:p>
          </table:table-cell>
          <table:table-cell table:style-name="TableCell43" table:number-columns-spanned="2">
            <text:p text:style-name="P44">מעגלים אלקטרונים.</text:p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היתר רעלים<text:s/></text:span><text:span text:style-name="T49">:</text:span><text:span text:style-name="T50"><text:s/></text:span><text:span text:style-name="T51">יש</text:span></text:p>
          </table:table-cell>
          <table:table-cell table:style-name="TableCell52">
            <text:p text:style-name="P53">רמת סיווג:<text:s/></text:p>
          </table:table-cell>
          <table:table-cell table:style-name="TableCell54">
            <text:p text:style-name="P55"><text:span text:style-name="T56">B</text:span><text:span text:style-name="T57">.</text:span></text:p>
          </table:table-cell>
          <table:table-cell table:style-name="TableCell58">
            <text:p text:style-name="P59">אישור כבאות:<text:s/>יש.<text:s/></text:p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 table:number-columns-spanned="3">
            <text:p text:style-name="P64">חומרים<text:s/>מסוכנים<text:s/>במפעל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שם החומר+ או"ם</text:p>
          </table:table-cell>
          <table:table-cell table:style-name="TableCell68">
            <text:p text:style-name="P69">כמות <text:s/>וסוג אריזה</text:p>
          </table:table-cell>
          <table:table-cell table:style-name="TableCell70">
            <text:p text:style-name="P71">קוד חירום</text:p>
          </table:table-cell>
          <table:table-cell table:style-name="TableCell72">
            <text:p text:style-name="P73">מיקום במפעל</text:p>
          </table:table-cell>
        </table:table-row>
        <table:table-row table:style-name="TableRow74">
          <table:table-cell table:style-name="TableCell75">
            <text:p text:style-name="P76">1505.3214.3264.258.1824.1490.1830.2796.</text:p>
            <text:p text:style-name="P77">2015.3264.3082.2922.</text:p>
            <text:p text:style-name="P78">3267.</text:p>
          </table:table-cell>
          <table:table-cell table:style-name="TableCell79">
            <text:p text:style-name="P80">באריזות מיכלי פלסטיק, בקבוקים, בקרטונים , <text:s/></text:p>
          </table:table-cell>
          <table:table-cell table:style-name="TableCell81">
            <text:p text:style-name="P82"/>
          </table:table-cell>
          <table:table-cell table:style-name="TableCell83">
            <text:p text:style-name="P84"><text:span text:style-name="T85">ביתן<text:s/></text:span><text:span text:style-name="T86">317<text:s/></text:span><text:span text:style-name="T87">. משמש לחומ"ס כללי .</text:span></text:p>
            <text:p text:style-name="P88">בביתנים 317.316.320.322.</text:p>
            <text:p text:style-name="P89">לצורכי שמוש לעבוד בתהליכי ייצור ועבודה.</text:p>
          </table:table-cell>
        </table:table-row>
        <table:table-row table:style-name="TableRow90">
          <table:table-cell table:style-name="TableCell91">
            <text:p text:style-name="P92">2672.2586.3085.2796.</text:p>
            <text:p text:style-name="P93">2796.2672.2586.1588.</text:p>
            <text:p text:style-name="P94">1830.1824.1775.2031.</text:p>
            <text:p text:style-name="P95">3092.1791.2672.1263.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ללאמרווח"><text:span text:style-name="T101">ביתן</text:span><text:span text:style-name="T102"><text:s/></text:span><text:span text:style-name="T103">317<text:s/></text:span><text:span text:style-name="T104">.<text:s/></text:span><text:span text:style-name="T105">משמש</text:span><text:span text:style-name="T106"><text:s/></text:span><text:span text:style-name="T107">לחומ</text:span><text:span text:style-name="T108">"</text:span><text:span text:style-name="T109">ס</text:span><text:span text:style-name="T110"><text:s/></text:span><text:span text:style-name="T111">כללי</text:span><text:span text:style-name="T112"><text:s/>.</text:span></text:p>
            <text:p text:style-name="P113">בביתנים<text:s/>317.316.320.322.</text:p>
            <text:p text:style-name="P114">לצורכי<text:s/>שמוש<text:s/>לעבוד<text:s/>בתהליכי<text:s/>ייצור<text:s/>ועבודה.</text:p>
          </table:table-cell>
        </table:table-row>
        <table:table-row table:style-name="TableRow115">
          <table:table-cell table:style-name="TableCell116">
            <text:p text:style-name="P117">1230.1170.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ללאמרווח"><text:span text:style-name="T123">ביתן</text:span><text:span text:style-name="T124"><text:s/></text:span><text:span text:style-name="T125">317</text:span><text:span text:style-name="T126"><text:s/>.<text:s/></text:span><text:span text:style-name="T127">משמש</text:span><text:span text:style-name="T128"><text:s/></text:span><text:span text:style-name="T129">לחומ</text:span><text:span text:style-name="T130">"</text:span><text:span text:style-name="T131">ס</text:span><text:span text:style-name="T132"><text:s/></text:span><text:span text:style-name="T133">כללי</text:span><text:span text:style-name="T134"><text:s/>.</text:span></text:p>
            <text:p text:style-name="P135">בביתנים<text:s/>317.316.320.322.</text:p>
            <text:p text:style-name="P136">לצורכי<text:s/>שמוש<text:s/>לעבוד<text:s/>בתהליכי<text:s/>ייצור<text:s/>ועבודה</text:p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><text:span text:style-name="T146">ביתן <text:s/></text:span><text:span text:style-name="T147">315</text:span><text:span text:style-name="T148"><text:s/>אחסנת חומ"ס ללא אישור.</text:span></text:p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><text:s text:c="99"/></text:p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<text:bookmark-start text:name="_GoBack"/>שם</text:p>
          </table:table-cell>
          <table:table-cell table:style-name="TableCell188">
            <text:p text:style-name="P189">טלפון</text:p>
          </table:table-cell>
          <table:table-cell table:style-name="TableCell190">
            <text:p text:style-name="P191"/>
          </table:table-cell>
          <table:table-cell table:style-name="TableCell192">
            <text:p text:style-name="P193">נייד</text:p>
          </table:table-cell>
        </table:table-row>
        <table:table-row table:style-name="TableRow194">
          <table:table-cell table:style-name="TableCell195">
            <text:p text:style-name="P196">גידי.</text:p>
            <text:p text:style-name="P197">משה.</text:p>
          </table:table-cell>
          <table:table-cell table:style-name="TableCell198">
            <text:p text:style-name="P199">03:9611168.</text:p>
          </table:table-cell>
          <table:table-cell table:style-name="TableCell200">
            <text:p text:style-name="P201"/>
          </table:table-cell>
          <table:table-cell table:style-name="TableCell202">
            <text:p text:style-name="P203">054:7508418.</text:p>
            <text:p text:style-name="P204">054:4901567.</text:p>
            <text:p text:style-name="P205"/>
          </table:table-cell>
        </table:table-row>
      </table:table>
      <text:p text:style-name="P206"><text:bookmark-end text:name="_GoBack"/></text:p>
      <text:p text:style-name="P207">הערות מיוחדות :<text:s/>מקום הבתנים בקומה האחרונה<text:s/>.</text:p>
      <text:p text:style-name="P208"/>
      <text:p text:style-name="P209"/>
      <text:p text:style-name="P210"/>
      <text:p text:style-name="P211">ממצאים : אבישי פפיאשוילי<text:s/>: אוקטובר 2013.</text:p>
      <text:p text:style-name="P2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45:00Z</meta:creation-date>
    <dc:date>2014-05-21T07:45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2" meta:word-count="179" meta:character-count="1076" meta:row-count="7" meta:non-whitespace-character-count="899"/>
  </office:meta>
</office:document-meta>
</file>